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205" officeooo:paragraph-rsid="0015a205"/>
    </style:style>
    <style:style style:name="P2" style:family="paragraph" style:parent-style-name="Standard">
      <style:text-properties fo:color="#800080" loext:opacity="100%" officeooo:rsid="0015a205" officeooo:paragraph-rsid="0015a205"/>
    </style:style>
    <style:style style:name="P3" style:family="paragraph" style:parent-style-name="Standard">
      <style:text-properties fo:color="#ff0000" loext:opacity="100%" officeooo:rsid="0015a205" officeooo:paragraph-rsid="0015a205"/>
    </style:style>
    <style:style style:name="P4" style:family="paragraph" style:parent-style-name="Standard">
      <style:text-properties officeooo:rsid="001652e5" officeooo:paragraph-rsid="001652e5"/>
    </style:style>
    <style:style style:name="P5" style:family="paragraph" style:parent-style-name="Standard">
      <style:text-properties fo:color="#bf0041" loext:opacity="100%" officeooo:rsid="001652e5" officeooo:paragraph-rsid="001652e5"/>
    </style:style>
    <style:style style:name="P6" style:family="paragraph" style:parent-style-name="Standard">
      <style:text-properties fo:color="#ffff00" loext:opacity="100%" officeooo:rsid="001652e5" officeooo:paragraph-rsid="001652e5"/>
    </style:style>
    <style:style style:name="P7" style:family="paragraph" style:parent-style-name="Standard">
      <style:text-properties fo:color="#000000" loext:opacity="100%" officeooo:rsid="001652e5" officeooo:paragraph-rsid="001652e5"/>
    </style:style>
    <style:style style:name="T1" style:family="text">
      <style:text-properties fo:color="#ff0000" loext:opacity="100%"/>
    </style:style>
    <style:style style:name="T2" style:family="text">
      <style:text-properties fo:color="#800080" loext:opacity="100%"/>
    </style:style>
    <style:style style:name="T3" style:family="text">
      <style:text-properties fo:color="#800080" loext:opacity="100%" officeooo:rsid="001652e5"/>
    </style:style>
    <style:style style:name="T4" style:family="text">
      <style:text-properties fo:color="#ffbf00" loext:opacity="100%"/>
    </style:style>
    <style:style style:name="T5" style:family="text">
      <style:text-properties fo:color="#bf0041" loext:opacity="100%"/>
    </style:style>
    <style:style style:name="T6" style:family="text">
      <style:text-properties fo:color="#bf0041" loext:opacity="100%" officeooo:rsid="001652e5"/>
    </style:style>
    <style:style style:name="T7" style:family="text">
      <style:text-properties fo:color="#2a6099" loext:opacity="100%"/>
    </style:style>
    <style:style style:name="T8" style:family="text">
      <style:text-properties officeooo:rsid="0017ff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storia 2: </text:p>
      <text:p text:style-name="P1">Despues de un largo dia de trabajo decides ir a casa directamente. Por el camino te das cuenta que sale un ruido de una caja al lado de un supermercado.</text:p>
      <text:p text:style-name="P1">Que haces?</text:p>
      <text:p text:style-name="P1"><text:tab/><text:span text:style-name="T1">1. Abres la caja para comprobar que hay dentro.</text:span></text:p>
      <text:p text:style-name="P1"><text:span text:style-name="T2"><text:tab/>2. Dejas la caja cerrada porque no es de tu incumbencia.</text:span></text:p>
      <text:p text:style-name="P1"/>
      <text:p text:style-name="P2">DEJAS LA CAJA CERRADA...</text:p>
      <text:p text:style-name="P1">Decides dejar la caja e irt a casa para poder descansar. Al dia siguiente vuelves a pasar por la misma calle però ya no esta la caja, preguntas al dueño de la tienda si sabe algo de lo que ha ocurrido con esa caja. El dueño le muestra el periodico. En este hay una noticia el la que se muestra como unos gatos bebes se enfrentan a un perro callejero muriendo todos. Te das cuenta al momento. En esa caja estaban lo gatitos. En ese momento una sensacion de culpa e invade el cuerpo y te preguntas se los podias haber salvado.</text:p>
      <text:p text:style-name="P1"/>
      <text:p text:style-name="P3">ABRES LA CAJA...</text:p>
      <text:p text:style-name="P1">Abres la caja y ves a 3 gatos bebes en condiciones terribles. Ves que estan encima de otro gato, però este esta muerto. Tiene pinta de que era la madre y abandonaron a los 4 en cuanto ella dio a luz. Un sentimiento de rabia te invade. Que vas a hacer con los gatos?</text:p>
      <text:p text:style-name="P1"><text:tab/><text:span text:style-name="T4">1. Decides llevartelos a casa y cuidarlos tu mismo.</text:span></text:p>
      <text:p text:style-name="P1"><text:tab/><text:span text:style-name="T5">2. Decides llevarlos </text:span><text:span text:style-name="T6">a algun lugar en el que se puedan hacer cargo de ellos</text:span><text:span text:style-name="T5">. </text:span></text:p>
      <text:p text:style-name="P1"><text:span text:style-name="T7"><text:tab/></text:span><text:span text:style-name="T2">3. Cierras la caja y te vas a casa. </text:span><text:span text:style-name="T3">(misma respuesta que cuando dejas la caja cerrada)</text:span></text:p>
      <text:p text:style-name="P1"/>
      <text:p text:style-name="P5">DECIDES LLEVARLOS A ALGUN LUGAR...</text:p>
      <text:p text:style-name="P4">Decides llevarlo a una refugio de gatos. Alli te atiende una señorita llamada Marta la cual llama tu atencion favorablemente por la amabilidad y el cariño que les da a los gatos. Ella te mucho agradece que los hayas traido y te invita a que vayas y juegues con ellos todos los dias que quieras. Os intercambiais telefonos y quedais para veros otro dia.</text:p>
      <text:p text:style-name="P4"/>
      <text:p text:style-name="P6">DECIDES LLEVARTELOS A CASA...</text:p>
      <text:p text:style-name="P7">Decides llevatelos a casa y cuidarlos para que tengan la mejor vida possible. Te tomas el dia siguiente libre en tu trabajo para llevarlos al veterinario y ver en que situacion estan. La veterinaria te da las gracias por salvarlos y te dice que estan estables però no en buena condiciones, con un buen cuidado al mes o mes y medio podrian estar en condiciones perfectas. Esas palabras te animan y te las repites una y otra vez de vuelta a casa. Pero por el camino aparece un perro callejero. El perro huele a los gatos y se pone agresivo. El perro te ataca però lo contienes para que no ataque <text:span text:style-name="T8">a los gatos.</text:span> Decides parar al perro y pedir ayuda. <text:span text:style-name="T8">Varios vecinos te ven y van al auxilio. Al final del dia apareces en un telediario elogiandote por tu valiente ac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1:08:11.556626029</meta:creation-date>
    <dc:date>2022-01-18T11:44:52.123018909</dc:date>
    <meta:editing-duration>PT1M39S</meta:editing-duration>
    <meta:editing-cycles>1</meta:editing-cycles>
    <meta:document-statistic meta:table-count="0" meta:image-count="0" meta:object-count="0" meta:page-count="1" meta:paragraph-count="16" meta:word-count="473" meta:character-count="2501" meta:non-whitespace-character-count="2037"/>
    <meta:generator>LibreOffice/7.0.4.2$Linux_X86_64 LibreOffice_project/00$Build-2</meta:generator>
  </office:meta>
</office:document-meta>
</file>